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e3a" officeooo:paragraph-rsid="00145e3a"/>
    </style:style>
    <style:style style:name="P2" style:family="paragraph" style:parent-style-name="Standard">
      <style:text-properties officeooo:paragraph-rsid="00145e3a"/>
    </style:style>
    <style:style style:name="P3" style:family="paragraph" style:parent-style-name="Standard">
      <style:text-properties officeooo:rsid="00147f76" officeooo:paragraph-rsid="00147f76"/>
    </style:style>
    <style:style style:name="P4" style:family="paragraph" style:parent-style-name="Standard">
      <style:text-properties officeooo:paragraph-rsid="00158143"/>
    </style:style>
    <style:style style:name="P5" style:family="paragraph" style:parent-style-name="Standard">
      <style:text-properties officeooo:rsid="00183168" officeooo:paragraph-rsid="00183168"/>
    </style:style>
    <style:style style:name="P6" style:family="paragraph" style:parent-style-name="Standard">
      <style:paragraph-properties fo:text-align="center" style:justify-single-word="false"/>
      <style:text-properties officeooo:paragraph-rsid="00145e3a"/>
    </style:style>
    <style:style style:name="P7" style:family="paragraph" style:parent-style-name="Standard">
      <style:paragraph-properties fo:text-align="center" style:justify-single-word="false"/>
      <style:text-properties officeooo:paragraph-rsid="00183168"/>
    </style:style>
    <style:style style:name="P8" style:family="paragraph" style:parent-style-name="Standard">
      <style:paragraph-properties fo:text-align="start" style:justify-single-word="false"/>
      <style:text-properties officeooo:paragraph-rsid="001e2d0c"/>
    </style:style>
    <style:style style:name="P9" style:family="paragraph" style:parent-style-name="Standard">
      <style:paragraph-properties fo:text-align="start" style:justify-single-word="false"/>
      <style:text-properties fo:language="pl" fo:country="PL" officeooo:paragraph-rsid="001b3918"/>
    </style:style>
    <style:style style:name="P10" style:family="paragraph" style:parent-style-name="Standard">
      <style:paragraph-properties fo:text-align="start" style:justify-single-word="false"/>
      <style:text-properties officeooo:rsid="001f146d" officeooo:paragraph-rsid="001f146d"/>
    </style:style>
    <style:style style:name="P11" style:family="paragraph" style:parent-style-name="Standard">
      <style:text-properties fo:font-weight="bold" officeooo:rsid="00145e3a" officeooo:paragraph-rsid="00145e3a" style:font-weight-asian="bold" style:font-weight-complex="bold"/>
    </style:style>
    <style:style style:name="P12" style:family="paragraph" style:parent-style-name="Standard">
      <style:text-properties fo:font-weight="bold" officeooo:rsid="00147f76" officeooo:paragraph-rsid="00147f76" style:font-weight-asian="bold" style:font-weight-complex="bold"/>
    </style:style>
    <style:style style:name="T1" style:family="text">
      <style:text-properties officeooo:rsid="00145e3a"/>
    </style:style>
    <style:style style:name="T2" style:family="text">
      <style:text-properties officeooo:rsid="00147f76"/>
    </style:style>
    <style:style style:name="T3" style:family="text">
      <style:text-properties officeooo:rsid="00158143"/>
    </style:style>
    <style:style style:name="T4" style:family="text">
      <style:text-properties officeooo:rsid="00170650"/>
    </style:style>
    <style:style style:name="T5" style:family="text">
      <style:text-properties officeooo:rsid="00172b4f"/>
    </style:style>
    <style:style style:name="T6" style:family="text">
      <style:text-properties officeooo:rsid="00183168"/>
    </style:style>
    <style:style style:name="T7" style:family="text">
      <style:text-properties officeooo:rsid="0019057a"/>
    </style:style>
    <style:style style:name="T8" style:family="text">
      <style:text-properties officeooo:rsid="001986a6"/>
    </style:style>
    <style:style style:name="T9" style:family="text">
      <style:text-properties officeooo:rsid="001a720d"/>
    </style:style>
    <style:style style:name="T10" style:family="text">
      <style:text-properties officeooo:rsid="001acc18"/>
    </style:style>
    <style:style style:name="T11" style:family="text">
      <style:text-properties fo:language="pl" fo:country="PL"/>
    </style:style>
    <style:style style:name="T12" style:family="text">
      <style:text-properties fo:language="pl" fo:country="PL" officeooo:rsid="001acc18"/>
    </style:style>
    <style:style style:name="T13" style:family="text">
      <style:text-properties fo:language="pl" fo:country="PL" officeooo:rsid="001b3918"/>
    </style:style>
    <style:style style:name="T14" style:family="text">
      <style:text-properties fo:language="pl" fo:country="PL" officeooo:rsid="001c7b04"/>
    </style:style>
    <style:style style:name="T15" style:family="text">
      <style:text-properties fo:language="pl" fo:country="PL" officeooo:rsid="001e2d0c"/>
    </style:style>
    <style:style style:name="T16" style:family="text">
      <style:text-properties fo:language="pl" fo:country="PL" officeooo:rsid="001e8371"/>
    </style:style>
    <style:style style:name="T17" style:family="text">
      <style:text-properties fo:language="pl" fo:country="PL" officeooo:rsid="001f146d"/>
    </style:style>
    <style:style style:name="T18" style:family="text">
      <style:text-properties fo:language="pl" fo:country="PL" officeooo:rsid="00207625"/>
    </style:style>
    <style:style style:name="T19" style:family="text">
      <style:text-properties officeooo:rsid="001c7b04"/>
    </style:style>
    <style:style style:name="T20" style:family="text">
      <style:text-properties officeooo:rsid="0023843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8433" style:font-weight-asian="bold" style:font-weight-complex="bold"/>
    </style:style>
    <style:style style:name="T23" style:family="text">
      <style:text-properties fo:font-weight="bold" officeooo:rsid="0018316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1">Głowny bohater – </text:span><text:span text:style-name="T22">Jakub Woźniak</text:span>:</text:p>
      <text:p text:style-name="P1">-klucznik</text:p>
      <text:p text:style-name="P1">-umięśniony 2metrowy byq, <text:span text:style-name="T2">ale nie ma jaj zeby się przeciwstawić</text:span></text:p>
      <text:p text:style-name="P1">-tatuaże( klucze) </text:p>
      <text:p text:style-name="P1">- <text:span text:style-name="T4">syn kolezanki ducha( innej kucharki- violi, która jest kochanką króla I tak naprawde to jest syn krola)</text:span></text:p>
      <text:p text:style-name="P1">- <text:span text:style-name="T4">ma kule przy nodze bo król wie ze trzeba sie bac jego miesni</text:span></text:p>
      <text:p text:style-name="P1"/>
      <text:p text:style-name="P1"/>
      <text:p text:style-name="P11">Czarownica - <text:span text:style-name="T2">E</text:span>manuela <text:span text:style-name="T2">W</text:span>orek</text:p>
      <text:p text:style-name="P1">-opanowała magię potężną</text:p>
      <text:p text:style-name="P1">-ma papiery na wózek widłowy</text:p>
      <text:p text:style-name="P1">- stara babka emerytka</text:p>
      <text:p text:style-name="P1">- <text:span text:style-name="T2">pomaga porozumieć się z duchem – </text:span><text:span text:style-name="T5">klucznik przychodzi do niej po wizjach</text:span></text:p>
      <text:p text:style-name="P1"/>
      <text:p text:style-name="P11">Duch - <text:span text:style-name="T20">Gienia</text:span></text:p>
      <text:p text:style-name="P1">- <text:span text:style-name="T2">jej imie jest tajemnicą, której nie wyjawia do pewnego momentu</text:span></text:p>
      <text:p text:style-name="P2"><text:span text:style-name="T1">- dawna kucharka króla, wrzucona do gara z rosołem za to, że makaron nie był z przepiórczych jaj, pragnie zemsty ale jej postać nie pozwala jej ingerować w świat, jedynie może mieć swoich wysłanników</text:span></text:p>
      <text:p text:style-name="P2">- <text:span text:style-name="T2">uwzięła się na kluczniku, wybrała go na swojego przedstawiciela w świecie żywych</text:span></text:p>
      <text:p text:style-name="P2">- <text:span text:style-name="T2">daje mu wizje nocne we snie, potem w losowych momentach na żywo</text:span></text:p>
      <text:p text:style-name="P2">- <text:span text:style-name="T3">jedną z nich jest wizja, że jakub przejmuję królestwo po zmarłym królu, duch pokazuje mu bogactwo jakie moze mieć, gdy tylko go posłucha</text:span></text:p>
      <text:p text:style-name="P3"/>
      <text:p text:style-name="P12">Alchemik - Gerwazy</text:p>
      <text:p text:style-name="P4"><text:span text:style-name="T2">-pomaga klucznikowi w stworzeniu mikstury, którą przyprawi własnoręcznie robiony makaron przepiórczy, ktory sprawi, że król upadnie </text:span></text:p>
      <text:p text:style-name="P4"><text:span text:style-name="T3">( w tym momencie, jakub ma rozterki, czy na pewno chce to zrobic. I TU MA 2 OPCJE jesli zdecyduje się na podanie trucizny to w zamian za ugotowanie jest zmuszony sprobować tego makaronu </text:span><text:span text:style-name="T6">i</text:span><text:span text:style-name="T3"> umiera, lub jesli nie chce go zabić to alchemik na niego donosi I ten zostaje oskarzony o zamach na króla, podczas procesu mowi o duchu, zostaje oskarżony o magie I spalony na stosie)</text:span></text:p>
      <text:p text:style-name="P2">- <text:span text:style-name="T4">każe klucznikowi znaleźć składnik do makaronu w zamku, to musi być coś związanego z zabitą kucharką →szuka jej starego pokoju, </text:span><text:span text:style-name="T5">dowiaduje sie w nim wiecej o Gieni, jajka nie były jedyną przyczyną jej śmierci(to był pretekst), tak na prawdę Gienia była jego matką, </text:span><text:span text:style-name="T6">co wzmania jego chęć zemsty</text:span></text:p>
      <text:p text:style-name="P2"/>
      <text:p text:style-name="P2"/>
      <text:p text:style-name="P6"/>
      <text:p text:style-name="P7"><text:span text:style-name="T6">“</text:span><text:span text:style-name="T23">Klucznik vs przeznaczenie</text:span><text:span text:style-name="T6">”</text:span></text:p>
      <text:p text:style-name="P9"><text:span text:style-name="T6">Historia zaczyna się od snu klucznika. W trakcie tego stanu otrzymuje on wizję władzy I bogactwa po zabiciu króla. Na koniec ukazuje mu się duch. Po przebudzeniu </text:span><text:span text:style-name="T7">jest zaintrygowany sytuacją I idzie do swej przyjaciółki wiedźmy Emanueli W.. Po krótkiej rozmowie zostaje rzucony czar kontaktu. </text:span><text:span text:style-name="T19">Czar ten dziala tylko przez minute i już nigdy nie można go powtorzyc wobec jakiejs osoby. </text:span><text:span text:style-name="T7">Sprawia on że jego bariera pomiędzy światem żywych, światem duchów staje się bardzo cienka. </text:span><text:span text:style-name="T8">W kanciapie pojawia się duch, wyznaje że to on pojawil sie we snie. Oferuje klucznikowi, że doprowadzi go do władzy, w zamian za małą przysługę. Musi on zabic krola andrzeja. Podaje powod </text:span><text:span text:style-name="T9">dlaczego</text:span><text:span text:style-name="T8"> pragnie zemsty. </text:span><text:span text:style-name="T10">Zemsta ma wyglądać podobnie jak śmierć Gieni, chce aby zginął od zatrutego makaronu. Klucznik udaje sie wiec do alchemika I podaje mu powod wizyty, prosi o przyrządzenie makaronu. Ten wysyła go, aby zdobył składnik do makaronu, powiązany z osobą pragnąca zemsty.</text:span></text:p>
      <text:p text:style-name="P8"><text:soft-page-break/><text:span text:style-name="T12"><text:tab/> </text:span><text:span text:style-name="T13">Klucznik </text:span><text:span text:style-name="T14">idzie do domu swojej mamy, kucharki, by dowiedzieć się czegoś o sprawie, ale nie ma jej w domu, więc </text:span><text:span text:style-name="T13">udaje się do kuchni, aby dopytać się pracowników o jej byłe miejce zamieszkania. Pyta także co o niej wiedzą, widzi że sprawa jest ukrywana, a pracownicy niechętnie o niej mówią </text:span><text:span text:style-name="T14">(można zrobić dialogi, aby gracz próbował wzbudzić zaufanie w kucharzach – jeśli mu się uda, to powiedzą mu, że Gienia była kochanką króla i są w zamku jej dzieci). Klucznik wraca do domu matki i ją tam zastaje. Zaczyna wypytywać matki, ale ta zmienia temat. </text:span><text:span text:style-name="T15">W końcu stwierdza, że musi mu wyznać, że jest synem Gieni, wzmacnia do jego chęć zemsty</text:span><text:span text:style-name="T17">. </text:span><text:span text:style-name="T15">Dowiaduje się też, gdzie mieszkała </text:span><text:span text:style-name="T16">i dostaje klucz do jej pokoju od matki.</text:span></text:p>
      <text:p text:style-name="P8"><text:span text:style-name="T15"><text:tab/>Klucznik idzie do pokoiku w zamku </text:span><text:span text:style-name="T17">i znajduje jej pamiętnik(wyswitli się na ekranie otwarty po podniesieniu, w którym opisuje swój romans z królem), ksiazke kucharska(z przepsiem na rosołek) oraz listy miłosne do króla(!). Wyciąga wniosek, że to on jest bękartem króla, czuje się niesprawiedliwie, rozumie, że jej śmierć mogła nie mieć tylko związku z makaronem. Znajduje zęba Gieni. </text:span></text:p>
      <text:p text:style-name="P8"><text:span text:style-name="T17"><text:tab/>Klucznik zanosi zęba do alchemika, ten przyrządza trucizne do makaronu i wrecza ją klucznikowi. Klucznik zaczyna się wahać, czy na pewno chce to zrobić. Jeśli zrezygnuje, alchemik i tak na niego nakabluje</text:span><text:span text:style-name="T18">(od razu po podjęciu decyzji)</text:span><text:span text:style-name="T17"> i zostanie spalony na stosie. Jeśli wybierze zabójstwo:</text:span></text:p>
      <text:p text:style-name="P10"><text:span text:style-name="T11">skrada się do kuchni, by przyrządzić makaron. Przebiera się za kucharza i podaje danie królowi. Król jednak widzi, że to jakiś nowy kucharz, nie ufa mu, więc każe mu spróbować makaronu i klucznik umiera.</text:span></text:p>
      <text:p text:style-name="P10"><text:span text:style-name="T18"><text:tab/></text:span>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09:35:06.952890497</meta:creation-date>
    <dc:date>2022-07-06T13:54:58.266951696</dc:date>
    <meta:editing-duration>PT1H41M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724" meta:character-count="4403" meta:non-whitespace-character-count="3695"/>
  </office:meta>
</office:document-meta>
</file>